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cessed_scene_id">
            <text:p>processed_scene_id</text:p>
          </table:table-cell>
          <table:table-cell table:style-name="pd1" office:value-type="string" office:value="error_scene_id">
            <text:p>error_scene_id</text:p>
          </table:table-cell>
          <table:table-cell table:style-name="pd1" office:value-type="string" office:value="error_cause">
            <text:p>error_caus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72.0">
            <text:p>872.0</text:p>
          </table:table-cell>
          <table:table-cell office:value-type="string" office:value="카메라 자세 이상">
            <text:p>카메라 자세 이상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889.0">
            <text:p>889.0</text:p>
          </table:table-cell>
          <table:table-cell office:value-type="string" office:value="박스가 카메라 벗어남">
            <text:p>박스가 카메라 벗어남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03.0">
            <text:p>903.0</text:p>
          </table:table-cell>
          <table:table-cell office:value-type="string" office:value="카메라 자세 이상">
            <text:p>카메라 자세 이상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34.0">
            <text:p>1034.0</text:p>
          </table:table-cell>
          <table:table-cell office:value-type="string" office:value="박스가 카메라 벗어남">
            <text:p>박스가 카메라 벗어남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38.0">
            <text:p>1038.0</text:p>
          </table:table-cell>
          <table:table-cell office:value-type="string" office:value="박스가 카메라 벗어남">
            <text:p>박스가 카메라 벗어남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770.0">
            <text:p>770.0</text:p>
          </table:table-cell>
          <table:table-cell office:value-type="string" office:value="카메라 자세 이상">
            <text:p>카메라 자세 이상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665.0">
            <text:p>665.0</text:p>
          </table:table-cell>
          <table:table-cell office:value-type="string" office:value="카메라 자세 이상">
            <text:p>카메라 자세 이상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41.0">
            <text:p>1041.0</text:p>
          </table:table-cell>
          <table:table-cell office:value-type="string" office:value="재촬영 대기">
            <text:p>재촬영 대기</text:p>
          </table:table-cell>
        </table:table-row>
        <table:table-row>
          <table:table-cell office:value-type="float" office:value="9.0">
            <text:p>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.0">
            <text:p>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.0">
            <text:p>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.0">
            <text:p>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.0">
            <text:p>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.0">
            <text:p>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.0">
            <text:p>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.0">
            <text:p>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.0">
            <text:p>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.0">
            <text:p>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.0">
            <text:p>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.0">
            <text:p>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.0">
            <text:p>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.0">
            <text:p>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.0">
            <text:p>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.0">
            <text:p>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.0">
            <text:p>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.0">
            <text:p>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.0">
            <text:p>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.0">
            <text:p>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.0">
            <text:p>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.0">
            <text:p>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.0">
            <text:p>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.0">
            <text:p>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.0">
            <text:p>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.0">
            <text:p>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.0">
            <text:p>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.0">
            <text:p>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.0">
            <text:p>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.0">
            <text:p>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.0">
            <text:p>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.0">
            <text:p>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.0">
            <text:p>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.0">
            <text:p>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.0">
            <text:p>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.0">
            <text:p>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.0">
            <text:p>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.0">
            <text:p>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.0">
            <text:p>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.0">
            <text:p>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.0">
            <text:p>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.0">
            <text:p>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.0">
            <text:p>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.0">
            <text:p>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.0">
            <text:p>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.0">
            <text:p>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.0">
            <text:p>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.0">
            <text:p>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.0">
            <text:p>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.0">
            <text:p>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.0">
            <text:p>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.0">
            <text:p>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.0">
            <text:p>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.0">
            <text:p>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.0">
            <text:p>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.0">
            <text:p>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.0">
            <text:p>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.0">
            <text:p>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.0">
            <text:p>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.0">
            <text:p>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.0">
            <text:p>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.0">
            <text:p>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.0">
            <text:p>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.0">
            <text:p>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.0">
            <text:p>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.0">
            <text:p>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.0">
            <text:p>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.0">
            <text:p>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.0">
            <text:p>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.0">
            <text:p>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.0">
            <text:p>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.0">
            <text:p>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.0">
            <text:p>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.0">
            <text:p>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.0">
            <text:p>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.0">
            <text:p>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.0">
            <text:p>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.0">
            <text:p>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.0">
            <text:p>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.0">
            <text:p>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.0">
            <text:p>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.0">
            <text:p>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.0">
            <text:p>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.0">
            <text:p>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.0">
            <text:p>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.0">
            <text:p>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.0">
            <text:p>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.0">
            <text:p>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.0">
            <text:p>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.0">
            <text:p>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.0">
            <text:p>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.0">
            <text:p>1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.0">
            <text:p>1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.0">
            <text:p>1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.0">
            <text:p>1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.0">
            <text:p>1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5.0">
            <text:p>1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6.0">
            <text:p>1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7.0">
            <text:p>1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8.0">
            <text:p>1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9.0">
            <text:p>1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0.0">
            <text:p>1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1.0">
            <text:p>1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2.0">
            <text:p>1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3.0">
            <text:p>1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4.0">
            <text:p>1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5.0">
            <text:p>1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6.0">
            <text:p>1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7.0">
            <text:p>1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8.0">
            <text:p>1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19.0">
            <text:p>1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0.0">
            <text:p>1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1.0">
            <text:p>1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2.0">
            <text:p>1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3.0">
            <text:p>1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4.0">
            <text:p>1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5.0">
            <text:p>1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6.0">
            <text:p>1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7.0">
            <text:p>1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8.0">
            <text:p>1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29.0">
            <text:p>1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0.0">
            <text:p>1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1.0">
            <text:p>1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2.0">
            <text:p>1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3.0">
            <text:p>1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4.0">
            <text:p>1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5.0">
            <text:p>1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6.0">
            <text:p>1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7.0">
            <text:p>1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8.0">
            <text:p>1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39.0">
            <text:p>1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0.0">
            <text:p>1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1.0">
            <text:p>1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2.0">
            <text:p>1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3.0">
            <text:p>1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4.0">
            <text:p>1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5.0">
            <text:p>1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6.0">
            <text:p>1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7.0">
            <text:p>1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8.0">
            <text:p>1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49.0">
            <text:p>1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0.0">
            <text:p>1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1.0">
            <text:p>1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2.0">
            <text:p>1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3.0">
            <text:p>1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4.0">
            <text:p>1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5.0">
            <text:p>1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6.0">
            <text:p>1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7.0">
            <text:p>1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8.0">
            <text:p>1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59.0">
            <text:p>1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0.0">
            <text:p>1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1.0">
            <text:p>1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2.0">
            <text:p>1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3.0">
            <text:p>1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4.0">
            <text:p>1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5.0">
            <text:p>1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6.0">
            <text:p>1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7.0">
            <text:p>1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8.0">
            <text:p>1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69.0">
            <text:p>1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0.0">
            <text:p>1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1.0">
            <text:p>1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2.0">
            <text:p>1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3.0">
            <text:p>1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4.0">
            <text:p>1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5.0">
            <text:p>1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6.0">
            <text:p>1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7.0">
            <text:p>1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8.0">
            <text:p>1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79.0">
            <text:p>1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0.0">
            <text:p>1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1.0">
            <text:p>1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2.0">
            <text:p>1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3.0">
            <text:p>1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4.0">
            <text:p>1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5.0">
            <text:p>1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6.0">
            <text:p>1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7.0">
            <text:p>1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8.0">
            <text:p>1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89.0">
            <text:p>1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0.0">
            <text:p>1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1.0">
            <text:p>1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2.0">
            <text:p>1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3.0">
            <text:p>1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4.0">
            <text:p>1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5.0">
            <text:p>1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6.0">
            <text:p>1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7.0">
            <text:p>1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8.0">
            <text:p>1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99.0">
            <text:p>1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0.0">
            <text:p>2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1.0">
            <text:p>2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2.0">
            <text:p>2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3.0">
            <text:p>2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4.0">
            <text:p>2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5.0">
            <text:p>2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6.0">
            <text:p>2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7.0">
            <text:p>2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8.0">
            <text:p>2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09.0">
            <text:p>2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0.0">
            <text:p>2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1.0">
            <text:p>2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2.0">
            <text:p>2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3.0">
            <text:p>2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4.0">
            <text:p>2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5.0">
            <text:p>2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6.0">
            <text:p>2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7.0">
            <text:p>2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8.0">
            <text:p>2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19.0">
            <text:p>2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0.0">
            <text:p>2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1.0">
            <text:p>2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2.0">
            <text:p>2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3.0">
            <text:p>2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4.0">
            <text:p>2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5.0">
            <text:p>2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6.0">
            <text:p>2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7.0">
            <text:p>2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8.0">
            <text:p>2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29.0">
            <text:p>2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0.0">
            <text:p>2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1.0">
            <text:p>2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2.0">
            <text:p>2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3.0">
            <text:p>2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4.0">
            <text:p>2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5.0">
            <text:p>2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6.0">
            <text:p>2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7.0">
            <text:p>2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8.0">
            <text:p>2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39.0">
            <text:p>2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0.0">
            <text:p>2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1.0">
            <text:p>2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2.0">
            <text:p>2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3.0">
            <text:p>2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4.0">
            <text:p>2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5.0">
            <text:p>2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6.0">
            <text:p>2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7.0">
            <text:p>2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8.0">
            <text:p>2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49.0">
            <text:p>2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0.0">
            <text:p>2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1.0">
            <text:p>2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2.0">
            <text:p>2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3.0">
            <text:p>2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4.0">
            <text:p>2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5.0">
            <text:p>2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6.0">
            <text:p>2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7.0">
            <text:p>2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8.0">
            <text:p>2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59.0">
            <text:p>2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0.0">
            <text:p>2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1.0">
            <text:p>2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2.0">
            <text:p>2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3.0">
            <text:p>2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4.0">
            <text:p>2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5.0">
            <text:p>2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6.0">
            <text:p>2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7.0">
            <text:p>2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8.0">
            <text:p>2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69.0">
            <text:p>2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0.0">
            <text:p>2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1.0">
            <text:p>2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2.0">
            <text:p>2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3.0">
            <text:p>2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4.0">
            <text:p>2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5.0">
            <text:p>2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6.0">
            <text:p>2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7.0">
            <text:p>2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8.0">
            <text:p>2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79.0">
            <text:p>2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0.0">
            <text:p>2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1.0">
            <text:p>2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2.0">
            <text:p>2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3.0">
            <text:p>2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4.0">
            <text:p>2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5.0">
            <text:p>2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6.0">
            <text:p>2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7.0">
            <text:p>2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8.0">
            <text:p>2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89.0">
            <text:p>2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0.0">
            <text:p>2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1.0">
            <text:p>2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2.0">
            <text:p>2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3.0">
            <text:p>2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4.0">
            <text:p>2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5.0">
            <text:p>2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6.0">
            <text:p>2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7.0">
            <text:p>2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8.0">
            <text:p>2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299.0">
            <text:p>2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0.0">
            <text:p>3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1.0">
            <text:p>3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2.0">
            <text:p>3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3.0">
            <text:p>3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4.0">
            <text:p>3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5.0">
            <text:p>3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6.0">
            <text:p>3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7.0">
            <text:p>3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8.0">
            <text:p>3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09.0">
            <text:p>3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0.0">
            <text:p>3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1.0">
            <text:p>3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2.0">
            <text:p>3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3.0">
            <text:p>3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4.0">
            <text:p>3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5.0">
            <text:p>3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6.0">
            <text:p>3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7.0">
            <text:p>3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8.0">
            <text:p>3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19.0">
            <text:p>3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0.0">
            <text:p>3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1.0">
            <text:p>3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2.0">
            <text:p>3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3.0">
            <text:p>3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4.0">
            <text:p>3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5.0">
            <text:p>3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6.0">
            <text:p>3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7.0">
            <text:p>3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8.0">
            <text:p>3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29.0">
            <text:p>3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0.0">
            <text:p>3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1.0">
            <text:p>3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2.0">
            <text:p>3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3.0">
            <text:p>3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4.0">
            <text:p>3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5.0">
            <text:p>3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6.0">
            <text:p>3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7.0">
            <text:p>3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8.0">
            <text:p>3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39.0">
            <text:p>3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0.0">
            <text:p>3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1.0">
            <text:p>3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2.0">
            <text:p>3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3.0">
            <text:p>3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4.0">
            <text:p>3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5.0">
            <text:p>3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6.0">
            <text:p>3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7.0">
            <text:p>3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8.0">
            <text:p>3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49.0">
            <text:p>3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1.0">
            <text:p>3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2.0">
            <text:p>3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3.0">
            <text:p>3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4.0">
            <text:p>3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5.0">
            <text:p>3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6.0">
            <text:p>3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7.0">
            <text:p>3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8.0">
            <text:p>3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9.0">
            <text:p>3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0.0">
            <text:p>3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1.0">
            <text:p>3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2.0">
            <text:p>3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3.0">
            <text:p>3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4.0">
            <text:p>3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5.0">
            <text:p>3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6.0">
            <text:p>3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7.0">
            <text:p>3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8.0">
            <text:p>3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69.0">
            <text:p>3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0.0">
            <text:p>3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1.0">
            <text:p>3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2.0">
            <text:p>3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3.0">
            <text:p>3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4.0">
            <text:p>3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5.0">
            <text:p>3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6.0">
            <text:p>3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7.0">
            <text:p>3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8.0">
            <text:p>3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79.0">
            <text:p>3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0.0">
            <text:p>3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1.0">
            <text:p>3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2.0">
            <text:p>3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3.0">
            <text:p>3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4.0">
            <text:p>3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5.0">
            <text:p>3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6.0">
            <text:p>3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7.0">
            <text:p>3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8.0">
            <text:p>3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89.0">
            <text:p>3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0.0">
            <text:p>3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1.0">
            <text:p>3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2.0">
            <text:p>3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3.0">
            <text:p>3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4.0">
            <text:p>3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5.0">
            <text:p>3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6.0">
            <text:p>3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7.0">
            <text:p>3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8.0">
            <text:p>3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99.0">
            <text:p>3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0.0">
            <text:p>4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1.0">
            <text:p>4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2.0">
            <text:p>4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3.0">
            <text:p>4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4.0">
            <text:p>4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5.0">
            <text:p>4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6.0">
            <text:p>4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7.0">
            <text:p>4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8.0">
            <text:p>4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09.0">
            <text:p>4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0.0">
            <text:p>4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1.0">
            <text:p>4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2.0">
            <text:p>4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3.0">
            <text:p>4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4.0">
            <text:p>4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5.0">
            <text:p>4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6.0">
            <text:p>4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7.0">
            <text:p>4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8.0">
            <text:p>4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19.0">
            <text:p>4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0.0">
            <text:p>4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1.0">
            <text:p>4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2.0">
            <text:p>4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3.0">
            <text:p>4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4.0">
            <text:p>4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5.0">
            <text:p>4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6.0">
            <text:p>4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7.0">
            <text:p>4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8.0">
            <text:p>4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29.0">
            <text:p>4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0.0">
            <text:p>4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1.0">
            <text:p>4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2.0">
            <text:p>4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3.0">
            <text:p>4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4.0">
            <text:p>4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5.0">
            <text:p>4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7.0">
            <text:p>4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8.0">
            <text:p>4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2.0">
            <text:p>4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3.0">
            <text:p>4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4.0">
            <text:p>4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5.0">
            <text:p>4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6.0">
            <text:p>4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7.0">
            <text:p>4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8.0">
            <text:p>4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9.0">
            <text:p>4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2.0">
            <text:p>4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3.0">
            <text:p>4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4.0">
            <text:p>4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7.0">
            <text:p>4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8.0">
            <text:p>4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9.0">
            <text:p>4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1.0">
            <text:p>4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5.0">
            <text:p>4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7.0">
            <text:p>4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8.0">
            <text:p>4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9.0">
            <text:p>4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1.0">
            <text:p>4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3.0">
            <text:p>4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4.0">
            <text:p>4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6.0">
            <text:p>4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8.0">
            <text:p>4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1.0">
            <text:p>4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2.0">
            <text:p>4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3.0">
            <text:p>4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4.0">
            <text:p>4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5.0">
            <text:p>4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8.0">
            <text:p>4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0.0">
            <text:p>4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1.0">
            <text:p>4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2.0">
            <text:p>4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4.0">
            <text:p>4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6.0">
            <text:p>4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9.0">
            <text:p>4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0.0">
            <text:p>5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1.0">
            <text:p>5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4.0">
            <text:p>5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5.0">
            <text:p>5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7.0">
            <text:p>5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9.0">
            <text:p>5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0.0">
            <text:p>5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1.0">
            <text:p>5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2.0">
            <text:p>5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3.0">
            <text:p>5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4.0">
            <text:p>5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5.0">
            <text:p>5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6.0">
            <text:p>5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7.0">
            <text:p>5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8.0">
            <text:p>5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19.0">
            <text:p>5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1.0">
            <text:p>5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2.0">
            <text:p>5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3.0">
            <text:p>5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4.0">
            <text:p>5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5.0">
            <text:p>5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6.0">
            <text:p>5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8.0">
            <text:p>5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9.0">
            <text:p>5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0.0">
            <text:p>5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1.0">
            <text:p>5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2.0">
            <text:p>5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3.0">
            <text:p>5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5.0">
            <text:p>5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6.0">
            <text:p>5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7.0">
            <text:p>5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8.0">
            <text:p>5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9.0">
            <text:p>5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0.0">
            <text:p>5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2.0">
            <text:p>5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3.0">
            <text:p>5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5.0">
            <text:p>5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6.0">
            <text:p>5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7.0">
            <text:p>5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8.0">
            <text:p>5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9.0">
            <text:p>5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0.0">
            <text:p>5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1.0">
            <text:p>5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2.0">
            <text:p>5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3.0">
            <text:p>5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4.0">
            <text:p>5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5.0">
            <text:p>5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6.0">
            <text:p>5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7.0">
            <text:p>5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9.0">
            <text:p>5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0.0">
            <text:p>5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1.0">
            <text:p>5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3.0">
            <text:p>5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4.0">
            <text:p>5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5.0">
            <text:p>5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8.0">
            <text:p>5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9.0">
            <text:p>5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0.0">
            <text:p>5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1.0">
            <text:p>5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2.0">
            <text:p>5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3.0">
            <text:p>5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4.0">
            <text:p>5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5.0">
            <text:p>5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7.0">
            <text:p>5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9.0">
            <text:p>5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0.0">
            <text:p>5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2.0">
            <text:p>5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3.0">
            <text:p>5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4.0">
            <text:p>5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5.0">
            <text:p>5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6.0">
            <text:p>5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7.0">
            <text:p>5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8.0">
            <text:p>5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9.0">
            <text:p>5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0.0">
            <text:p>5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1.0">
            <text:p>5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2.0">
            <text:p>5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4.0">
            <text:p>5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6.0">
            <text:p>5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7.0">
            <text:p>5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9.0">
            <text:p>5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2.0">
            <text:p>6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4.0">
            <text:p>6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5.0">
            <text:p>6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6.0">
            <text:p>6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7.0">
            <text:p>6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8.0">
            <text:p>6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9.0">
            <text:p>6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0.0">
            <text:p>6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1.0">
            <text:p>6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2.0">
            <text:p>6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3.0">
            <text:p>6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4.0">
            <text:p>6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5.0">
            <text:p>6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6.0">
            <text:p>6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7.0">
            <text:p>6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8.0">
            <text:p>6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19.0">
            <text:p>6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1.0">
            <text:p>6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2.0">
            <text:p>6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4.0">
            <text:p>6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6.0">
            <text:p>6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7.0">
            <text:p>6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8.0">
            <text:p>6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9.0">
            <text:p>6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3.0">
            <text:p>6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5.0">
            <text:p>6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6.0">
            <text:p>6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7.0">
            <text:p>6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8.0">
            <text:p>6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0.0">
            <text:p>6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1.0">
            <text:p>6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2.0">
            <text:p>6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3.0">
            <text:p>6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4.0">
            <text:p>6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6.0">
            <text:p>6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8.0">
            <text:p>6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9.0">
            <text:p>6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0.0">
            <text:p>6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1.0">
            <text:p>6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2.0">
            <text:p>6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3.0">
            <text:p>6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5.0">
            <text:p>6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7.0">
            <text:p>6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8.0">
            <text:p>6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9.0">
            <text:p>6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0.0">
            <text:p>6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1.0">
            <text:p>6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2.0">
            <text:p>6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3.0">
            <text:p>6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4.0">
            <text:p>6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6.0">
            <text:p>6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7.0">
            <text:p>6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8.0">
            <text:p>6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9.0">
            <text:p>6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0.0">
            <text:p>6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1.0">
            <text:p>6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2.0">
            <text:p>6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3.0">
            <text:p>6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4.0">
            <text:p>6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5.0">
            <text:p>6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6.0">
            <text:p>6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7.0">
            <text:p>6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8.0">
            <text:p>6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79.0">
            <text:p>6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0.0">
            <text:p>6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1.0">
            <text:p>6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2.0">
            <text:p>6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3.0">
            <text:p>6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4.0">
            <text:p>6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5.0">
            <text:p>6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6.0">
            <text:p>6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7.0">
            <text:p>6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8.0">
            <text:p>6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89.0">
            <text:p>6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0.0">
            <text:p>6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1.0">
            <text:p>6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2.0">
            <text:p>6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3.0">
            <text:p>6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4.0">
            <text:p>6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5.0">
            <text:p>6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6.0">
            <text:p>6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7.0">
            <text:p>6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8.0">
            <text:p>6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99.0">
            <text:p>6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0.0">
            <text:p>7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1.0">
            <text:p>7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2.0">
            <text:p>7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3.0">
            <text:p>7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4.0">
            <text:p>7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5.0">
            <text:p>7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6.0">
            <text:p>7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7.0">
            <text:p>7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8.0">
            <text:p>7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09.0">
            <text:p>7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0.0">
            <text:p>7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1.0">
            <text:p>7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2.0">
            <text:p>7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3.0">
            <text:p>7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4.0">
            <text:p>7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5.0">
            <text:p>7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6.0">
            <text:p>7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7.0">
            <text:p>7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8.0">
            <text:p>7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19.0">
            <text:p>7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0.0">
            <text:p>7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1.0">
            <text:p>7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2.0">
            <text:p>7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3.0">
            <text:p>7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4.0">
            <text:p>7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5.0">
            <text:p>7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6.0">
            <text:p>7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7.0">
            <text:p>7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8.0">
            <text:p>7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29.0">
            <text:p>7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0.0">
            <text:p>7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2.0">
            <text:p>7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3.0">
            <text:p>7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4.0">
            <text:p>7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5.0">
            <text:p>7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6.0">
            <text:p>7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7.0">
            <text:p>7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8.0">
            <text:p>7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9.0">
            <text:p>7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0.0">
            <text:p>7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2.0">
            <text:p>7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3.0">
            <text:p>7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4.0">
            <text:p>7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5.0">
            <text:p>7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6.0">
            <text:p>7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7.0">
            <text:p>7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8.0">
            <text:p>7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9.0">
            <text:p>7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0.0">
            <text:p>7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1.0">
            <text:p>7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2.0">
            <text:p>7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3.0">
            <text:p>7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4.0">
            <text:p>7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5.0">
            <text:p>7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6.0">
            <text:p>7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7.0">
            <text:p>7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8.0">
            <text:p>7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59.0">
            <text:p>7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0.0">
            <text:p>7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1.0">
            <text:p>7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2.0">
            <text:p>7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3.0">
            <text:p>7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4.0">
            <text:p>7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5.0">
            <text:p>7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6.0">
            <text:p>7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7.0">
            <text:p>7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8.0">
            <text:p>7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69.0">
            <text:p>7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1.0">
            <text:p>7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2.0">
            <text:p>7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3.0">
            <text:p>7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4.0">
            <text:p>7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5.0">
            <text:p>7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6.0">
            <text:p>7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7.0">
            <text:p>7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8.0">
            <text:p>7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9.0">
            <text:p>7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0.0">
            <text:p>7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1.0">
            <text:p>7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2.0">
            <text:p>7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3.0">
            <text:p>7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4.0">
            <text:p>7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6.0">
            <text:p>7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7.0">
            <text:p>7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8.0">
            <text:p>7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9.0">
            <text:p>7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0.0">
            <text:p>7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1.0">
            <text:p>7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2.0">
            <text:p>7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3.0">
            <text:p>7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4.0">
            <text:p>7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5.0">
            <text:p>7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6.0">
            <text:p>7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7.0">
            <text:p>7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8.0">
            <text:p>7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99.0">
            <text:p>7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0.0">
            <text:p>8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2.0">
            <text:p>8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3.0">
            <text:p>8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4.0">
            <text:p>8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5.0">
            <text:p>8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6.0">
            <text:p>8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7.0">
            <text:p>8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8.0">
            <text:p>8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9.0">
            <text:p>8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0.0">
            <text:p>8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1.0">
            <text:p>8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2.0">
            <text:p>8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3.0">
            <text:p>8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4.0">
            <text:p>8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5.0">
            <text:p>8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6.0">
            <text:p>8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7.0">
            <text:p>8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8.0">
            <text:p>8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19.0">
            <text:p>8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0.0">
            <text:p>8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2.0">
            <text:p>8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3.0">
            <text:p>8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4.0">
            <text:p>8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5.0">
            <text:p>8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6.0">
            <text:p>8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7.0">
            <text:p>8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9.0">
            <text:p>8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0.0">
            <text:p>8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1.0">
            <text:p>8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2.0">
            <text:p>8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3.0">
            <text:p>8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4.0">
            <text:p>8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5.0">
            <text:p>8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6.0">
            <text:p>8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7.0">
            <text:p>8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8.0">
            <text:p>8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39.0">
            <text:p>8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0.0">
            <text:p>8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1.0">
            <text:p>8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2.0">
            <text:p>8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3.0">
            <text:p>8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4.0">
            <text:p>8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5.0">
            <text:p>8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7.0">
            <text:p>8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8.0">
            <text:p>8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9.0">
            <text:p>8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0.0">
            <text:p>8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2.0">
            <text:p>8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3.0">
            <text:p>8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5.0">
            <text:p>8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7.0">
            <text:p>8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8.0">
            <text:p>8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0.0">
            <text:p>8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1.0">
            <text:p>8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2.0">
            <text:p>8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3.0">
            <text:p>8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4.0">
            <text:p>8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5.0">
            <text:p>8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6.0">
            <text:p>8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7.0">
            <text:p>8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8.0">
            <text:p>8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0.0">
            <text:p>8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1.0">
            <text:p>8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3.0">
            <text:p>8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4.0">
            <text:p>8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5.0">
            <text:p>8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7.0">
            <text:p>8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8.0">
            <text:p>8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9.0">
            <text:p>8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0.0">
            <text:p>8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2.0">
            <text:p>8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3.0">
            <text:p>8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5.0">
            <text:p>8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7.0">
            <text:p>8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8.0">
            <text:p>8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0.0">
            <text:p>8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1.0">
            <text:p>8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2.0">
            <text:p>8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3.0">
            <text:p>8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4.0">
            <text:p>8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5.0">
            <text:p>8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6.0">
            <text:p>8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7.0">
            <text:p>8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8.0">
            <text:p>8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99.0">
            <text:p>8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0.0">
            <text:p>9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1.0">
            <text:p>9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2.0">
            <text:p>9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4.0">
            <text:p>9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5.0">
            <text:p>9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6.0">
            <text:p>9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7.0">
            <text:p>9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8.0">
            <text:p>9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09.0">
            <text:p>9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0.0">
            <text:p>9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1.0">
            <text:p>9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2.0">
            <text:p>9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3.0">
            <text:p>9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4.0">
            <text:p>9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5.0">
            <text:p>9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6.0">
            <text:p>9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7.0">
            <text:p>9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8.0">
            <text:p>9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19.0">
            <text:p>9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0.0">
            <text:p>9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1.0">
            <text:p>9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2.0">
            <text:p>9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3.0">
            <text:p>9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4.0">
            <text:p>9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5.0">
            <text:p>9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7.0">
            <text:p>9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8.0">
            <text:p>9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9.0">
            <text:p>9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0.0">
            <text:p>9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2.0">
            <text:p>9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3.0">
            <text:p>9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5.0">
            <text:p>9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7.0">
            <text:p>9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8.0">
            <text:p>9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0.0">
            <text:p>9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1.0">
            <text:p>9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2.0">
            <text:p>9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3.0">
            <text:p>9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5.0">
            <text:p>9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6.0">
            <text:p>9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7.0">
            <text:p>9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8.0">
            <text:p>9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9.0">
            <text:p>9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0.0">
            <text:p>9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1.0">
            <text:p>9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2.0">
            <text:p>95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3.0">
            <text:p>95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4.0">
            <text:p>9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5.0">
            <text:p>9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7.0">
            <text:p>95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8.0">
            <text:p>9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0.0">
            <text:p>9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1.0">
            <text:p>96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2.0">
            <text:p>9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4.0">
            <text:p>9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5.0">
            <text:p>9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6.0">
            <text:p>9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7.0">
            <text:p>9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8.0">
            <text:p>96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9.0">
            <text:p>9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0.0">
            <text:p>9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2.0">
            <text:p>9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3.0">
            <text:p>97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4.0">
            <text:p>97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5.0">
            <text:p>9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6.0">
            <text:p>9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7.0">
            <text:p>9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8.0">
            <text:p>9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9.0">
            <text:p>9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0.0">
            <text:p>9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1.0">
            <text:p>9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2.0">
            <text:p>98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3.0">
            <text:p>98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4.0">
            <text:p>9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5.0">
            <text:p>9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6.0">
            <text:p>9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8.0">
            <text:p>98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9.0">
            <text:p>9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0.0">
            <text:p>99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1.0">
            <text:p>99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2.0">
            <text:p>99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4.0">
            <text:p>99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5.0">
            <text:p>9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6.0">
            <text:p>99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8.0">
            <text:p>9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9.0">
            <text:p>99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0.0">
            <text:p>10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2.0">
            <text:p>10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3.0">
            <text:p>10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4.0">
            <text:p>100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6.0">
            <text:p>10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7.0">
            <text:p>100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8.0">
            <text:p>10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9.0">
            <text:p>100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0.0">
            <text:p>101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3.0">
            <text:p>101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4.0">
            <text:p>101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5.0">
            <text:p>101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6.0">
            <text:p>101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8.0">
            <text:p>101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9.0">
            <text:p>101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0.0">
            <text:p>10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1.0">
            <text:p>10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2.0">
            <text:p>102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3.0">
            <text:p>10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4.0">
            <text:p>102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5.0">
            <text:p>10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6.0">
            <text:p>10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7.0">
            <text:p>10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8.0">
            <text:p>10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29.0">
            <text:p>102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0.0">
            <text:p>10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1.0">
            <text:p>10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2.0">
            <text:p>10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3.0">
            <text:p>103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5.0">
            <text:p>103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6.0">
            <text:p>10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7.0">
            <text:p>103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9.0">
            <text:p>10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1.0">
            <text:p>10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2.0">
            <text:p>104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3.0">
            <text:p>104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5.0">
            <text:p>10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6.0">
            <text:p>10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7.0">
            <text:p>10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8.0">
            <text:p>104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9.0">
            <text:p>104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50.0">
            <text:p>10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350.0">
            <text:p>3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31.0">
            <text:p>7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41.0">
            <text:p>7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85.0">
            <text:p>78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01.0">
            <text:p>8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1.0">
            <text:p>82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28.0">
            <text:p>82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6.0">
            <text:p>8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6.0">
            <text:p>4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39.0">
            <text:p>4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1.0">
            <text:p>4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0.0">
            <text:p>45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1.0">
            <text:p>4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5.0">
            <text:p>45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56.0">
            <text:p>4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2.0">
            <text:p>4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6.0">
            <text:p>4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6.0">
            <text:p>48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5.0">
            <text:p>4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8.0">
            <text:p>49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3.0">
            <text:p>5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7.0">
            <text:p>52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34.0">
            <text:p>5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41.0">
            <text:p>5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58.0">
            <text:p>55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2.0">
            <text:p>56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6.0">
            <text:p>56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67.0">
            <text:p>56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6.0">
            <text:p>5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78.0">
            <text:p>57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0.0">
            <text:p>63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1.0">
            <text:p>6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2.0">
            <text:p>63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4.0">
            <text:p>6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46.0">
            <text:p>84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1.0">
            <text:p>85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4.0">
            <text:p>8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6.0">
            <text:p>8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59.0">
            <text:p>8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69.0">
            <text:p>86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76.0">
            <text:p>87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1.0">
            <text:p>8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884.0">
            <text:p>88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26.0">
            <text:p>92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1.0">
            <text:p>93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4.0">
            <text:p>9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6.0">
            <text:p>93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39.0">
            <text:p>9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44.0">
            <text:p>9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6.0">
            <text:p>9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59.0">
            <text:p>95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63.0">
            <text:p>9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71.0">
            <text:p>97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3.0">
            <text:p>9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97.0">
            <text:p>9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1.0">
            <text:p>10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05.0">
            <text:p>100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1.0">
            <text:p>101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7.0">
            <text:p>101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0.0">
            <text:p>10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4.0">
            <text:p>104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40.0">
            <text:p>44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0.0">
            <text:p>46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3.0">
            <text:p>46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0.0">
            <text:p>4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2.0">
            <text:p>47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5.0">
            <text:p>47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9.0">
            <text:p>47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0.0">
            <text:p>48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9.0">
            <text:p>48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3.0">
            <text:p>4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97.0">
            <text:p>49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8.0">
            <text:p>50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20.0">
            <text:p>5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81.0">
            <text:p>58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3.0">
            <text:p>59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95.0">
            <text:p>59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0.0">
            <text:p>60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1.0">
            <text:p>60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03.0">
            <text:p>60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0.0">
            <text:p>62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3.0">
            <text:p>623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25.0">
            <text:p>62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39.0">
            <text:p>639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987.0">
            <text:p>9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64.0">
            <text:p>46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77.0">
            <text:p>47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487.0">
            <text:p>48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2.0">
            <text:p>50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506.0">
            <text:p>50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5.0">
            <text:p>64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47.0">
            <text:p>647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4.0">
            <text:p>65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56.0">
            <text:p>656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12.0">
            <text:p>1012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665.0">
            <text:p>665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770.0">
            <text:p>770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4.0">
            <text:p>1034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38.0">
            <text:p>1038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float" office:value="1041.0">
            <text:p>1041.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